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15cm" fo:min-width="5.2cm"/>
    </style:style>
    <style:style style:name="gr2" style:family="graphic" style:parent-style-name="standard">
      <style:graphic-properties draw:textarea-horizontal-align="justify" draw:textarea-vertical-align="middle" draw:auto-grow-height="false" fo:min-height="1.376cm" fo:min-width="1.926cm"/>
    </style:style>
    <style:style style:name="gr3" style:family="graphic" style:parent-style-name="standard">
      <style:graphic-properties draw:textarea-horizontal-align="justify" draw:textarea-vertical-align="middle" draw:auto-grow-height="false" fo:min-height="3.614cm" fo:min-width="0.764cm"/>
    </style:style>
    <style:style style:name="gr4" style:family="graphic" style:parent-style-name="standard">
      <style:graphic-properties draw:textarea-horizontal-align="justify" draw:textarea-vertical-align="middle" draw:auto-grow-height="false" fo:min-height="3.724cm" fo:min-width="0.674cm"/>
    </style:style>
    <style:style style:name="gr5" style:family="graphic" style:parent-style-name="standard">
      <style:graphic-properties draw:textarea-horizontal-align="justify" draw:textarea-vertical-align="middle" draw:auto-grow-height="false" fo:min-height="3.624cm" fo:min-width="0.674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custom-shape draw:style-name="gr1" draw:text-style-name="P1" xml:id="id1" draw:id="id1" draw:layer="layout" svg:width="5.7cm" svg:height="2.4cm" svg:x="7.3cm" svg:y="3.5cm">
          <text:p text:style-name="P1">客户端</text:p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2.6cm" svg:height="1.8cm" svg:x="2.3cm" svg:y="8.4cm">
          <text:p text:style-name="P1">登录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3" draw:id="id3" draw:layer="layout" svg:width="2.6cm" svg:height="1.8cm" svg:x="5.3cm" svg:y="8.4cm">
          <text:p text:style-name="P1">修改资料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4" draw:id="id4" draw:layer="layout" svg:width="2.6cm" svg:height="1.8cm" svg:x="8.3cm" svg:y="8.4cm">
          <text:p text:style-name="P1">注册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5" draw:id="id5" draw:layer="layout" svg:width="2.6cm" svg:height="1.8cm" svg:x="11.6cm" svg:y="8.4cm">
          <text:p text:style-name="P1">聊天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6" draw:id="id6" draw:layer="layout" svg:width="2.6cm" svg:height="1.8cm" svg:x="14.8cm" svg:y="8.5cm">
          <text:p text:style-name="P1">添加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xml:id="id8" draw:id="id8" draw:layer="layout" svg:width="1.4cm" svg:height="4cm" svg:x="3.3cm" svg:y="12.3cm">
          <text:p text:style-name="P1">图</text:p>
          <text:p text:style-name="P1">像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xml:id="id9" draw:id="id9" draw:layer="layout" svg:width="1.4cm" svg:height="4cm" svg:x="5.3cm" svg:y="12.3cm">
          <text:p text:style-name="P1">昵</text:p>
          <text:p text:style-name="P1">称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xml:id="id10" draw:id="id10" draw:layer="layout" svg:width="1.3cm" svg:height="4.1cm" svg:x="7.1cm" svg:y="12.3cm">
          <text:p text:style-name="P1">签</text:p>
          <text:p text:style-name="P1">名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xml:id="id7" draw:id="id7" draw:layer="layout" svg:width="1.3cm" svg:height="4cm" svg:x="1.5cm" svg:y="12.3cm">
          <text:p text:style-name="P1">密</text:p>
          <text:p text:style-name="P1">码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xml:id="id11" draw:id="id11" draw:layer="layout" svg:width="1.3cm" svg:height="4.1cm" svg:x="9.8cm" svg:y="12.3cm">
          <text:p text:style-name="P1">私</text:p>
          <text:p text:style-name="P1">聊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xml:id="id13" draw:id="id13" draw:layer="layout" svg:width="1.3cm" svg:height="4.1cm" svg:x="14.4cm" svg:y="12.5cm">
          <text:p text:style-name="P1">好</text:p>
          <text:p text:style-name="P1">友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xml:id="id14" draw:id="id14" draw:layer="layout" svg:width="1.3cm" svg:height="4.1cm" svg:x="16.2cm" svg:y="12.5cm">
          <text:p text:style-name="P1">群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xml:id="id12" draw:id="id12" draw:layer="layout" svg:width="1.3cm" svg:height="4.1cm" svg:x="11.6cm" svg:y="12.2cm">
          <text:p text:style-name="P1">群</text:p>
          <text:p text:style-name="P1">聊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2" draw:layer="layout" svg:x1="10.15cm" svg:y1="5.9cm" svg:x2="3.6cm" svg:y2="8.4cm" draw:start-shape="id1" draw:start-glue-point="2" draw:end-shape="id2" draw:end-glue-point="0" svg:d="M10150 5900v1250h-6550v1250" svg:viewBox="0 0 6551 2501">
          <text:p/>
        </draw:connector>
        <draw:connector draw:style-name="gr6" draw:text-style-name="P2" draw:layer="layout" svg:x1="10.15cm" svg:y1="5.9cm" svg:x2="6.6cm" svg:y2="8.4cm" draw:start-shape="id1" draw:start-glue-point="2" draw:end-shape="id3" draw:end-glue-point="0" svg:d="M10150 5900v1250h-3550v1250" svg:viewBox="0 0 3551 2501">
          <text:p/>
        </draw:connector>
        <draw:connector draw:style-name="gr6" draw:text-style-name="P2" draw:layer="layout" svg:x1="10.15cm" svg:y1="5.9cm" svg:x2="9.6cm" svg:y2="8.4cm" draw:start-shape="id1" draw:start-glue-point="2" draw:end-shape="id4" svg:d="M10150 5900v1250h-550v1250" svg:viewBox="0 0 551 2501">
          <text:p/>
        </draw:connector>
        <draw:connector draw:style-name="gr6" draw:text-style-name="P2" draw:layer="layout" svg:x1="10.15cm" svg:y1="5.9cm" svg:x2="12.9cm" svg:y2="8.4cm" draw:start-shape="id1" draw:start-glue-point="2" draw:end-shape="id5" draw:end-glue-point="0" svg:d="M10150 5900v1250h2750v1250" svg:viewBox="0 0 2751 2501">
          <text:p/>
        </draw:connector>
        <draw:connector draw:style-name="gr6" draw:text-style-name="P2" draw:layer="layout" svg:x1="10.15cm" svg:y1="5.9cm" svg:x2="16.1cm" svg:y2="8.5cm" draw:start-shape="id1" draw:start-glue-point="2" draw:end-shape="id6" draw:end-glue-point="0" svg:d="M10150 5900v1300h5950v1300" svg:viewBox="0 0 5951 2601">
          <text:p/>
        </draw:connector>
        <draw:connector draw:style-name="gr6" draw:text-style-name="P2" draw:layer="layout" svg:x1="6.6cm" svg:y1="10.2cm" svg:x2="2.15cm" svg:y2="12.3cm" draw:start-shape="id3" draw:start-glue-point="2" draw:end-shape="id7" draw:end-glue-point="0" svg:d="M6600 10200v1051h-4450v1049" svg:viewBox="0 0 4451 2101">
          <text:p/>
        </draw:connector>
        <draw:connector draw:style-name="gr6" draw:text-style-name="P2" draw:layer="layout" svg:x1="6.6cm" svg:y1="10.2cm" svg:x2="4cm" svg:y2="12.3cm" draw:start-shape="id3" draw:start-glue-point="2" draw:end-shape="id8" draw:end-glue-point="0" svg:d="M6600 10200v1051h-2600v1049" svg:viewBox="0 0 2601 2101">
          <text:p/>
        </draw:connector>
        <draw:connector draw:style-name="gr6" draw:text-style-name="P2" draw:layer="layout" svg:x1="6.6cm" svg:y1="10.2cm" svg:x2="6cm" svg:y2="12.3cm" draw:start-shape="id3" draw:start-glue-point="2" draw:end-shape="id9" draw:end-glue-point="0" svg:d="M6600 10200v1051h-600v1049" svg:viewBox="0 0 601 2101">
          <text:p/>
        </draw:connector>
        <draw:connector draw:style-name="gr6" draw:text-style-name="P2" draw:layer="layout" svg:x1="6.6cm" svg:y1="10.2cm" svg:x2="7.75cm" svg:y2="12.3cm" draw:start-shape="id3" draw:start-glue-point="2" draw:end-shape="id10" draw:end-glue-point="0" svg:d="M6600 10200v1051h1150v1049" svg:viewBox="0 0 1151 2101">
          <text:p/>
        </draw:connector>
        <draw:connector draw:style-name="gr6" draw:text-style-name="P2" draw:layer="layout" svg:x1="12.9cm" svg:y1="10.2cm" svg:x2="10.45cm" svg:y2="12.3cm" draw:start-shape="id5" draw:start-glue-point="2" draw:end-shape="id11" draw:end-glue-point="0" svg:d="M12900 10200v1051h-2450v1049" svg:viewBox="0 0 2451 2101">
          <text:p/>
        </draw:connector>
        <draw:connector draw:style-name="gr6" draw:text-style-name="P2" draw:layer="layout" svg:x1="12.9cm" svg:y1="10.2cm" svg:x2="12.25cm" svg:y2="12.2cm" draw:start-shape="id5" draw:start-glue-point="2" draw:end-shape="id12" svg:d="M12900 10200v1001h-650v999" svg:viewBox="0 0 651 2001">
          <text:p/>
        </draw:connector>
        <draw:connector draw:style-name="gr6" draw:text-style-name="P2" draw:layer="layout" svg:x1="16.1cm" svg:y1="10.3cm" svg:x2="15.05cm" svg:y2="12.5cm" draw:start-shape="id6" draw:start-glue-point="2" draw:end-shape="id13" draw:end-glue-point="0" svg:d="M16100 10300v1101h-1050v1099" svg:viewBox="0 0 1051 2201">
          <text:p/>
        </draw:connector>
        <draw:connector draw:style-name="gr6" draw:text-style-name="P2" draw:layer="layout" svg:x1="16.1cm" svg:y1="10.3cm" svg:x2="16.85cm" svg:y2="12.5cm" draw:start-shape="id6" draw:start-glue-point="2" draw:end-shape="id14" draw:end-glue-point="0" svg:d="M16100 10300v1101h750v1099" svg:viewBox="0 0 751 22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圆" svg:viewBox="-250 -250 500 500" svg:d="M250 0c0 46-10 85-33 125-24 40-52 68-92 92-40 23-79 33-125 33s-85-10-125-33c-40-24-68-52-92-92-23-40-33-79-33-125s10-85 33-125c24-40 52-68 92-92 40-23 79-33 125-33s85 10 125 33c40 24 68 52 92 92 23 40 33 79 33 125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ans CJK SC Regular" style:font-size-asian="24pt" style:language-asian="zh" style:country-asian="CN" style:font-name-complex="Noto Sans CJK SC Regular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oto Sans CJK SC Regular" style:font-family-complex="'Noto Sans CJK SC Regular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20T12:53:33.326965005</meta:creation-date>
    <dc:date>2019-06-20T13:17:26.565086504</dc:date>
    <meta:editing-duration>PT2M38S</meta:editing-duration>
    <meta:editing-cycles>1</meta:editing-cycles>
    <meta:document-statistic meta:object-count="27"/>
    <meta:generator>LibreOffice/6.0.4.2$Linux_X86_64 LibreOffice_project/00m0$Build-2</meta:generator>
  </office:meta>
</office:document-meta>
</file>